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7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101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7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101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7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101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SIGNALS_PPAL,MENU_ACELEROMETRO_PPAL,MENU_NONE,MENU_NONE,MENU_NONE,menu_temperatura_printtexto,}," calcext:value-type="string">
            <text:p>{MENU_SIGNALS_PPAL,MENU_ACELEROMETRO_PPAL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101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SIGNALS_PPAL,MENU_ACELEROMETRO_PPAL,MENU_NONE,MENU_NONE,MENU_NONE,menu_temperatura_printgrafico,}," calcext:value-type="string">
            <text:p>{MENU_SIGNALS_PPAL,MENU_ACELEROMETRO_PPAL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101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2" office:value-type="string" calcext:value-type="string">
            <text:p>MENU_TEMPERATURA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temperatura_exit</text:p>
          </table:table-cell>
          <table:table-cell table:formula="of:=CONCATENATE(&quot;{&quot;;[.C7];[.D7];[.E7];[.F7];[.G7];[.H7];&quot;},&quot;)" office:value-type="string" office:string-value="{MENU_NONE,MENU_NONE,MENU_NONE,MENU_NONE,MENU_NONE,menu_temperatura_exit}," calcext:value-type="string">
            <text:p>{MENU_NONE,MENU_NONE,MENU_NONE,MENU_NONE,MENU_NONE,menu_temperatura_exit},</text:p>
          </table:table-cell>
          <table:table-cell table:formula="of:=CONCATENATE(&quot;void &quot;;[.H7];&quot;(enum Cmd_e cmd);&quot;)" office:value-type="string" office:string-value="void menu_temperatura_exit(enum Cmd_e cmd);" calcext:value-type="string">
            <text:p>void menu_temperatura_exit(enum Cmd_e cmd);</text:p>
          </table:table-cell>
          <table:table-cell table:number-columns-repeated="101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7" table:formula="of:=LOWER([.B8])" office:value-type="string" office:string-value="menu_acelerometro_ppal," calcext:value-type="string">
            <text:p>menu_acelerometro_ppal,</text:p>
          </table:table-cell>
          <table:table-cell table:formula="of:=CONCATENATE(&quot;{&quot;;[.C8];[.D8];[.E8];[.F8];[.G8];[.H8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8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101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7" table:formula="of:=LOWER([.B9])" office:value-type="string" office:string-value="menu_acelerometro_seltexto," calcext:value-type="string">
            <text:p>menu_acelerometro_seltexto,</text:p>
          </table:table-cell>
          <table:table-cell table:formula="of:=CONCATENATE(&quot;{&quot;;[.C9];[.D9];[.E9];[.F9];[.G9];[.H9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9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101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7" table:formula="of:=LOWER([.B10])" office:value-type="string" office:string-value="menu_acelerometro_selgrafico," calcext:value-type="string">
            <text:p>menu_acelerometro_selgrafico,</text:p>
          </table:table-cell>
          <table:table-cell table:formula="of:=CONCATENATE(&quot;{&quot;;[.C10];[.D10];[.E10];[.F10];[.G10];[.H10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10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101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1])" office:value-type="string" office:string-value="menu_acelerometro_printtexto," calcext:value-type="string">
            <text:p>menu_acelerometro_printtext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1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101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2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2];[.D12];[.E12];[.F12];[.G12];[.H12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2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101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7" table:formula="of:=LOWER([.B13])" office:value-type="string" office:string-value="menu_rgb_ppal," calcext:value-type="string">
            <text:p>menu_rgb_ppal,</text:p>
          </table:table-cell>
          <table:table-cell table:formula="of:=CONCATENATE(&quot;{&quot;;[.C13];[.D13];[.E13];[.F13];[.G13];[.H13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3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101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7" table:formula="of:=LOWER([.B14])" office:value-type="string" office:string-value="menu_rgb_selr," calcext:value-type="string">
            <text:p>menu_rgb_selr,</text:p>
          </table:table-cell>
          <table:table-cell table:formula="of:=CONCATENATE(&quot;{&quot;;[.C14];[.D14];[.E14];[.F14];[.G14];[.H14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4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101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7" table:formula="of:=LOWER([.B15])" office:value-type="string" office:string-value="menu_rgb_selg," calcext:value-type="string">
            <text:p>menu_rgb_selg,</text:p>
          </table:table-cell>
          <table:table-cell table:formula="of:=CONCATENATE(&quot;{&quot;;[.C15];[.D15];[.E15];[.F15];[.G15];[.H15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5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101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7" table:formula="of:=LOWER([.B16])" office:value-type="string" office:string-value="menu_rgb_selb," calcext:value-type="string">
            <text:p>menu_rgb_selb,</text:p>
          </table:table-cell>
          <table:table-cell table:formula="of:=CONCATENATE(&quot;{&quot;;[.C16];[.D16];[.E16];[.F16];[.G16];[.H16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6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101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RGB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8" office:value-type="string" calcext:value-type="string">
            <text:p>menu_rgb_exit</text:p>
          </table:table-cell>
          <table:table-cell table:formula="of:=CONCATENATE(&quot;{&quot;;[.C17];[.D17];[.E17];[.F17];[.G17];[.H17];&quot;},&quot;)" office:value-type="string" office:string-value="{MENU_NONE,MENU_NONE,MENU_NONE,MENU_NONE,MENU_NONE,menu_rgb_exit}," calcext:value-type="string">
            <text:p>{MENU_NONE,MENU_NONE,MENU_NONE,MENU_NONE,MENU_NONE,menu_rgb_exit},</text:p>
          </table:table-cell>
          <table:table-cell table:formula="of:=CONCATENATE(&quot;void &quot;;[.H17];&quot;(enum Cmd_e cmd);&quot;)" office:value-type="string" office:string-value="void menu_rgb_exit(enum Cmd_e cmd);" calcext:value-type="string">
            <text:p>void menu_rgb_exit(enum Cmd_e cmd);</text:p>
          </table:table-cell>
          <table:table-cell table:number-columns-repeated="101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7" table:formula="of:=LOWER([.B18])" office:value-type="string" office:string-value="menu_speaker_ppal," calcext:value-type="string">
            <text:p>menu_speaker_ppal,</text:p>
          </table:table-cell>
          <table:table-cell table:formula="of:=CONCATENATE(&quot;{&quot;;[.C18];[.D18];[.E18];[.F18];[.G18];[.H18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8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101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19])" office:value-type="string" office:string-value="menu_speaker_selbip1," calcext:value-type="string">
            <text:p>menu_speaker_selbip1,</text:p>
          </table:table-cell>
          <table:table-cell table:formula="of:=CONCATENATE(&quot;{&quot;;[.C19];[.D19];[.E19];[.F19];[.G19];[.H19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19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101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0])" office:value-type="string" office:string-value="menu_speaker_selbip2," calcext:value-type="string">
            <text:p>menu_speaker_selbip2,</text:p>
          </table:table-cell>
          <table:table-cell table:formula="of:=CONCATENATE(&quot;{&quot;;[.C20];[.D20];[.E20];[.F20];[.G20];[.H20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20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101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1])" office:value-type="string" office:string-value="menu_speaker_selbip3," calcext:value-type="string">
            <text:p>menu_speaker_selbip3,</text:p>
          </table:table-cell>
          <table:table-cell table:formula="of:=CONCATENATE(&quot;{&quot;;[.C21];[.D21];[.E21];[.F21];[.G21];[.H21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21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101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2])" office:value-type="string" office:string-value="menu_speaker_selbipnone," calcext:value-type="string">
            <text:p>menu_speaker_selbipnone,</text:p>
          </table:table-cell>
          <table:table-cell table:formula="of:=CONCATENATE(&quot;{&quot;;[.C22];[.D22];[.E22];[.F22];[.G22];[.H22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2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101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7" table:formula="of:=LOWER([.B23])" office:value-type="string" office:string-value="menu_signals_ppal," calcext:value-type="string">
            <text:p>menu_signals_ppal,</text:p>
          </table:table-cell>
          <table:table-cell table:formula="of:=CONCATENATE(&quot;{&quot;;[.C23];[.D23];[.E23];[.F23];[.G23];[.H23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3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101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7" table:formula="of:=LOWER([.B24])" office:value-type="string" office:string-value="menu_signals_selsquarewave," calcext:value-type="string">
            <text:p>menu_signals_selsquarewave,</text:p>
          </table:table-cell>
          <table:table-cell table:formula="of:=CONCATENATE(&quot;{&quot;;[.C24];[.D24];[.E24];[.F24];[.G24];[.H24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4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101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7" table:formula="of:=LOWER([.B25])" office:value-type="string" office:string-value="menu_signals_selsinewave," calcext:value-type="string">
            <text:p>menu_signals_selsinewave,</text:p>
          </table:table-cell>
          <table:table-cell table:formula="of:=CONCATENATE(&quot;{&quot;;[.C25];[.D25];[.E25];[.F25];[.G25];[.H25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5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101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6])" office:value-type="string" office:string-value="menu_signals_printsquarewave," calcext:value-type="string">
            <text:p>menu_signals_printsquarewave,</text:p>
          </table:table-cell>
          <table:table-cell table:formula="of:=CONCATENATE(&quot;{&quot;;[.C26];[.D26];[.E26];[.F26];[.G26];[.H26];&quot;},&quot;)" office:value-type="string" office:string-value="{MENU_SPEAKER_PPAL,MENU_TEMPERATURA_PPAL,MENU_NONE,MENU_NONE,MENU_NONE,menu_signals_printsquarewave,}," calcext:value-type="string">
            <text:p>{MENU_SPEAKER_PPAL,MENU_TEMPERATURA_PPAL,MENU_NONE,MENU_NONE,MENU_NONE,menu_signals_printsquarewave,},</text:p>
          </table:table-cell>
          <table:table-cell table:formula="of:=CONCATENATE(&quot;void &quot;;[.H26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101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7])" office:value-type="string" office:string-value="menu_signals_printsinewave," calcext:value-type="string">
            <text:p>menu_signals_printsinewave,</text:p>
          </table:table-cell>
          <table:table-cell table:formula="of:=CONCATENATE(&quot;{&quot;;[.C27];[.D27];[.E27];[.F27];[.G27];[.H27];&quot;},&quot;)" office:value-type="string" office:string-value="{MENU_SPEAKER_PPAL,MENU_TEMPERATURA_PPAL,MENU_NONE,MENU_NONE,MENU_NONE,menu_signals_printsinewave,}," calcext:value-type="string">
            <text:p>{MENU_SPEAKER_PPAL,MENU_TEMPERATURA_PPAL,MENU_NONE,MENU_NONE,MENU_NONE,menu_signals_printsinewave,},</text:p>
          </table:table-cell>
          <table:table-cell table:formula="of:=CONCATENATE(&quot;void &quot;;[.H27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101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8])" office:value-type="string" office:string-value="menu_rgb_rmenos," calcext:value-type="string">
            <text:p>menu_rgb_rmenos,</text:p>
          </table:table-cell>
          <table:table-cell table:formula="of:=CONCATENATE(&quot;{&quot;;[.C28];[.D28];[.E28];[.F28];[.G28];[.H28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28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101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9])" office:value-type="string" office:string-value="menu_rgb_rmas," calcext:value-type="string">
            <text:p>menu_rgb_rmas,</text:p>
          </table:table-cell>
          <table:table-cell table:formula="of:=CONCATENATE(&quot;{&quot;;[.C29];[.D29];[.E29];[.F29];[.G29];[.H29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29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101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0])" office:value-type="string" office:string-value="menu_rgb_gmenos," calcext:value-type="string">
            <text:p>menu_rgb_gmenos,</text:p>
          </table:table-cell>
          <table:table-cell table:formula="of:=CONCATENATE(&quot;{&quot;;[.C30];[.D30];[.E30];[.F30];[.G30];[.H30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30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101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1])" office:value-type="string" office:string-value="menu_rgb_gmas," calcext:value-type="string">
            <text:p>menu_rgb_gmas,</text:p>
          </table:table-cell>
          <table:table-cell table:formula="of:=CONCATENATE(&quot;{&quot;;[.C31];[.D31];[.E31];[.F31];[.G31];[.H31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31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1014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2])" office:value-type="string" office:string-value="menu_rgb_bmenos," calcext:value-type="string">
            <text:p>menu_rgb_bmenos,</text:p>
          </table:table-cell>
          <table:table-cell table:formula="of:=CONCATENATE(&quot;{&quot;;[.C32];[.D32];[.E32];[.F32];[.G32];[.H32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2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1014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3])" office:value-type="string" office:string-value="menu_rgb_bmas," calcext:value-type="string">
            <text:p>menu_rgb_bmas,</text:p>
          </table:table-cell>
          <table:table-cell table:formula="of:=CONCATENATE(&quot;{&quot;;[.C33];[.D33];[.E33];[.F33];[.G33];[.H33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3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7]*0.1" office:value-type="float" office:value="1677721.6" calcext:value-type="float">
            <text:p>1677721,6</text:p>
          </table:table-cell>
          <table:table-cell table:formula="of:=[.F37]/60" office:value-type="float" office:value="27962.0266666667" calcext:value-type="float">
            <text:p>27962,0266666667</text:p>
          </table:table-cell>
          <table:table-cell table:formula="of:=[.G37]/60" office:value-type="float" office:value="466.033777777778" calcext:value-type="float">
            <text:p>466,033777777778</text:p>
          </table:table-cell>
          <table:table-cell table:formula="of:=[.H37]/24" office:value-type="float" office:value="19.4180740740741" calcext:value-type="float">
            <text:p>19,418074074074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o_Temperatura" table:style-name="ta2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22"/>
        <table:table-column table:style-name="co7" table:default-cell-style-name="ce23"/>
        <table:table-column table:style-name="co7" table:number-columns-repeated="3" table:default-cell-style-name="Default"/>
        <table:table-row table:style-name="ro2">
          <table:table-cell table:style-name="ce19" office:value-type="string" calcext:value-type="string">
            <text:p>step</text:p>
          </table:table-cell>
          <table:table-cell office:value-type="float" office:value="0.5" calcext:value-type="float">
            <text:p>0,5</text:p>
          </table:table-cell>
          <table:table-cell table:style-name="Default" office:value-type="string" calcext:value-type="string">
            <text:p>pixels x grado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9" office:value-type="string" calcext:value-type="string">
            <text:p>max.temp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]/([.B2]-[.B3])" office:value-type="float" office:value="2.13333333333333" calcext:value-type="float">
            <text:p>2,13333333333333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9" office:value-type="string" calcext:value-type="string">
            <text:p>min_temp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>
            <text:p>alto.pixels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0"/>
          <table:table-cell table:style-name="ce20" office:value-type="string" calcext:value-type="string">
            <text:p>temp</text:p>
          </table:table-cell>
          <table:table-cell table:style-name="ce20" office:value-type="string" calcext:value-type="string">
            <text:p>pix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,0</text:p>
          </table:table-cell>
          <table:table-cell table:formula="of:=[.$B$4]-[.$C$2]*([.C6]-[.$B$3])" office:value-type="float" office:value="32" calcext:value-type="float">
            <text:p>32</text:p>
          </table:table-cell>
          <table:table-cell/>
          <table:table-cell table:style-name="ce24" table:formula="of:=[.$B$4]-([.E6]-[.$B$3])-([.$C$2]*([.E6]-[.$B$3]))" office:value-type="float" office:value="94.6666666666667" calcext:value-type="float">
            <text:p>94,6666666666667</text:p>
          </table:table-cell>
          <table:table-cell/>
        </table:table-row>
        <table:table-row table:style-name="ro1">
          <table:table-cell table:number-columns-repeated="2"/>
          <table:table-cell table:formula="of:=+[.C6]+[.$B$1]" office:value-type="float" office:value="20.5" calcext:value-type="float">
            <text:p>20,5</text:p>
          </table:table-cell>
          <table:table-cell table:formula="of:=[.$B$4]-[.$C$2]*([.C7]-[.$B$3])" office:value-type="float" office:value="30.9333333333333" calcext:value-type="float">
            <text:p>30,9333333333333</text:p>
          </table:table-cell>
          <table:table-cell table:number-columns-repeated="2"/>
          <table:table-cell table:style-name="ce25"/>
        </table:table-row>
        <table:table-row table:style-name="ro1">
          <table:table-cell/>
          <table:table-cell table:style-name="ce21"/>
          <table:table-cell table:formula="of:=+[.C7]+[.$B$1]" office:value-type="float" office:value="21" calcext:value-type="float">
            <text:p>21,0</text:p>
          </table:table-cell>
          <table:table-cell table:formula="of:=[.$B$4]-[.$C$2]*([.C8]-[.$B$3])" office:value-type="float" office:value="29.8666666666667" calcext:value-type="float">
            <text:p>29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8]+[.$B$1]" office:value-type="float" office:value="21.5" calcext:value-type="float">
            <text:p>21,5</text:p>
          </table:table-cell>
          <table:table-cell table:formula="of:=[.$B$4]-[.$C$2]*([.C9]-[.$B$3])"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9]+[.$B$1]" office:value-type="float" office:value="22" calcext:value-type="float">
            <text:p>22,0</text:p>
          </table:table-cell>
          <table:table-cell table:formula="of:=[.$B$4]-[.$C$2]*([.C10]-[.$B$3])" office:value-type="float" office:value="27.7333333333333" calcext:value-type="float">
            <text:p>27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0]+[.$B$1]" office:value-type="float" office:value="22.5" calcext:value-type="float">
            <text:p>22,5</text:p>
          </table:table-cell>
          <table:table-cell table:formula="of:=[.$B$4]-[.$C$2]*([.C11]-[.$B$3])" office:value-type="float" office:value="26.6666666666667" calcext:value-type="float">
            <text:p>26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1]+[.$B$1]" office:value-type="float" office:value="23" calcext:value-type="float">
            <text:p>23,0</text:p>
          </table:table-cell>
          <table:table-cell table:formula="of:=[.$B$4]-[.$C$2]*([.C12]-[.$B$3])" office:value-type="float" office:value="25.6" calcext:value-type="float">
            <text:p>25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[.$B$1]" office:value-type="float" office:value="23.5" calcext:value-type="float">
            <text:p>23,5</text:p>
          </table:table-cell>
          <table:table-cell table:formula="of:=[.$B$4]-[.$C$2]*([.C13]-[.$B$3])" office:value-type="float" office:value="24.5333333333333" calcext:value-type="float">
            <text:p>24,5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[.$B$1]" office:value-type="float" office:value="24" calcext:value-type="float">
            <text:p>24,0</text:p>
          </table:table-cell>
          <table:table-cell table:formula="of:=[.$B$4]-[.$C$2]*([.C14]-[.$B$3])" office:value-type="float" office:value="23.4666666666667" calcext:value-type="float">
            <text:p>23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4]+[.$B$1]" office:value-type="float" office:value="24.5" calcext:value-type="float">
            <text:p>24,5</text:p>
          </table:table-cell>
          <table:table-cell table:formula="of:=[.$B$4]-[.$C$2]*([.C15]-[.$B$3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5]+[.$B$1]" office:value-type="float" office:value="25" calcext:value-type="float">
            <text:p>25,0</text:p>
          </table:table-cell>
          <table:table-cell table:formula="of:=[.$B$4]-[.$C$2]*([.C16]-[.$B$3])" office:value-type="float" office:value="21.3333333333333" calcext:value-type="float">
            <text:p>21,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6]+[.$B$1]" office:value-type="float" office:value="25.5" calcext:value-type="float">
            <text:p>25,5</text:p>
          </table:table-cell>
          <table:table-cell table:formula="of:=[.$B$4]-[.$C$2]*([.C17]-[.$B$3])" office:value-type="float" office:value="20.2666666666667" calcext:value-type="float">
            <text:p>20,2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7]+[.$B$1]" office:value-type="float" office:value="26" calcext:value-type="float">
            <text:p>26,0</text:p>
          </table:table-cell>
          <table:table-cell table:formula="of:=[.$B$4]-[.$C$2]*([.C18]-[.$B$3])" office:value-type="float" office:value="19.2" calcext:value-type="float">
            <text:p>19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8]+[.$B$1]" office:value-type="float" office:value="26.5" calcext:value-type="float">
            <text:p>26,5</text:p>
          </table:table-cell>
          <table:table-cell table:formula="of:=[.$B$4]-[.$C$2]*([.C19]-[.$B$3])" office:value-type="float" office:value="18.1333333333333" calcext:value-type="float">
            <text:p>18,1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9]+[.$B$1]" office:value-type="float" office:value="27" calcext:value-type="float">
            <text:p>27,0</text:p>
          </table:table-cell>
          <table:table-cell table:formula="of:=[.$B$4]-[.$C$2]*([.C20]-[.$B$3])" office:value-type="float" office:value="17.0666666666667" calcext:value-type="float">
            <text:p>17,0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0]+[.$B$1]" office:value-type="float" office:value="27.5" calcext:value-type="float">
            <text:p>27,5</text:p>
          </table:table-cell>
          <table:table-cell table:formula="of:=[.$B$4]-[.$C$2]*([.C21]-[.$B$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1]+[.$B$1]" office:value-type="float" office:value="28" calcext:value-type="float">
            <text:p>28,0</text:p>
          </table:table-cell>
          <table:table-cell table:formula="of:=[.$B$4]-[.$C$2]*([.C22]-[.$B$3])" office:value-type="float" office:value="14.9333333333333" calcext:value-type="float">
            <text:p>14,9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2]+[.$B$1]" office:value-type="float" office:value="28.5" calcext:value-type="float">
            <text:p>28,5</text:p>
          </table:table-cell>
          <table:table-cell table:formula="of:=[.$B$4]-[.$C$2]*([.C23]-[.$B$3])" office:value-type="float" office:value="13.8666666666667" calcext:value-type="float">
            <text:p>13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3]+[.$B$1]" office:value-type="float" office:value="29" calcext:value-type="float">
            <text:p>29,0</text:p>
          </table:table-cell>
          <table:table-cell table:formula="of:=[.$B$4]-[.$C$2]*([.C24]-[.$B$3])" office:value-type="float" office:value="12.8" calcext:value-type="float">
            <text:p>12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4]+[.$B$1]" office:value-type="float" office:value="29.5" calcext:value-type="float">
            <text:p>29,5</text:p>
          </table:table-cell>
          <table:table-cell table:formula="of:=[.$B$4]-[.$C$2]*([.C25]-[.$B$3])" office:value-type="float" office:value="11.7333333333333" calcext:value-type="float">
            <text:p>11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5]+[.$B$1]" office:value-type="float" office:value="30" calcext:value-type="float">
            <text:p>30,0</text:p>
          </table:table-cell>
          <table:table-cell table:formula="of:=[.$B$4]-[.$C$2]*([.C26]-[.$B$3])" office:value-type="float" office:value="10.6666666666667" calcext:value-type="float">
            <text:p>10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6]+[.$B$1]" office:value-type="float" office:value="30.5" calcext:value-type="float">
            <text:p>30,5</text:p>
          </table:table-cell>
          <table:table-cell table:formula="of:=[.$B$4]-[.$C$2]*([.C27]-[.$B$3])" office:value-type="float" office:value="9.6" calcext:value-type="float">
            <text:p>9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7]+[.$B$1]" office:value-type="float" office:value="31" calcext:value-type="float">
            <text:p>31,0</text:p>
          </table:table-cell>
          <table:table-cell table:formula="of:=[.$B$4]-[.$C$2]*([.C28]-[.$B$3])" office:value-type="float" office:value="8.53333333333334" calcext:value-type="float">
            <text:p>8,53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8]+[.$B$1]" office:value-type="float" office:value="31.5" calcext:value-type="float">
            <text:p>31,5</text:p>
          </table:table-cell>
          <table:table-cell table:formula="of:=[.$B$4]-[.$C$2]*([.C29]-[.$B$3])" office:value-type="float" office:value="7.46666666666667" calcext:value-type="float">
            <text:p>7,4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9]+[.$B$1]" office:value-type="float" office:value="32" calcext:value-type="float">
            <text:p>32,0</text:p>
          </table:table-cell>
          <table:table-cell table:formula="of:=[.$B$4]-[.$C$2]*([.C30]-[.$B$3])" office:value-type="float" office:value="6.4" calcext:value-type="float">
            <text:p>6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0]+[.$B$1]" office:value-type="float" office:value="32.5" calcext:value-type="float">
            <text:p>32,5</text:p>
          </table:table-cell>
          <table:table-cell table:formula="of:=[.$B$4]-[.$C$2]*([.C31]-[.$B$3])" office:value-type="float" office:value="5.33333333333333" calcext:value-type="float">
            <text:p>5,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1]+[.$B$1]" office:value-type="float" office:value="33" calcext:value-type="float">
            <text:p>33,0</text:p>
          </table:table-cell>
          <table:table-cell table:formula="of:=[.$B$4]-[.$C$2]*([.C32]-[.$B$3])" office:value-type="float" office:value="4.26666666666667" calcext:value-type="float">
            <text:p>4,2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2]+[.$B$1]" office:value-type="float" office:value="33.5" calcext:value-type="float">
            <text:p>33,5</text:p>
          </table:table-cell>
          <table:table-cell table:formula="of:=[.$B$4]-[.$C$2]*([.C33]-[.$B$3]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3]+[.$B$1]" office:value-type="float" office:value="34" calcext:value-type="float">
            <text:p>34,0</text:p>
          </table:table-cell>
          <table:table-cell table:formula="of:=[.$B$4]-[.$C$2]*([.C34]-[.$B$3])" office:value-type="float" office:value="2.13333333333333" calcext:value-type="float">
            <text:p>2,1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4]+[.$B$1]" office:value-type="float" office:value="34.5" calcext:value-type="float">
            <text:p>34,5</text:p>
          </table:table-cell>
          <table:table-cell table:formula="of:=[.$B$4]-[.$C$2]*([.C35]-[.$B$3])" office:value-type="float" office:value="1.06666666666667" calcext:value-type="float">
            <text:p>1,0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5]+[.$B$1]" office:value-type="float" office:value="35" calcext:value-type="float">
            <text:p>35,0</text:p>
          </table:table-cell>
          <table:table-cell table:formula="of:=[.$B$4]-[.$C$2]*([.C36]-[.$B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6]+[.$B$1]" office:value-type="float" office:value="35.5" calcext:value-type="float">
            <text:p>35,5</text:p>
          </table:table-cell>
          <table:table-cell table:formula="of:=[.$B$4]-[.$C$2]*([.C37]-[.$B$3])" office:value-type="float" office:value="-1.06666666666666" calcext:value-type="float">
            <text:p>-1,066666666666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7]+[.$B$1]" office:value-type="float" office:value="36" calcext:value-type="float">
            <text:p>36,0</text:p>
          </table:table-cell>
          <table:table-cell table:formula="of:=[.$B$4]-[.$C$2]*([.C38]-[.$B$3])" office:value-type="float" office:value="-2.13333333333333" calcext:value-type="float">
            <text:p>-2,1333333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1:16:48.128400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8T21:50:23.239796167</dc:date>
    <meta:generator>LibreOffice/6.3.2.2$Linux_X86_64 LibreOffice_project/30$Build-2</meta:generator>
    <meta:editing-duration>PT22H13M13S</meta:editing-duration>
    <meta:editing-cycles>10</meta:editing-cycles>
    <meta:document-statistic meta:table-count="2" meta:cell-count="41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